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1.538cm"/>
    </style:style>
    <style:style style:name="Table1.30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officeooo:paragraph-rsid="043f9ba5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4" style:family="paragraph" style:parent-style-name="Text_20_body">
      <style:text-properties style:font-name="Liberation Serif" fo:font-size="12pt" style:font-size-asian="12pt" style:font-size-complex="12pt"/>
    </style:style>
    <style:style style:name="P5" style:family="paragraph" style:parent-style-name="Text_20_body">
      <style:text-properties style:font-name="Liberation Serif" fo:font-size="12pt" officeooo:paragraph-rsid="04ae3048" style:font-size-asian="12pt" style:font-size-complex="12pt"/>
    </style:style>
    <style:style style:name="P6" style:family="paragraph" style:parent-style-name="Text_20_body">
      <style:text-properties style:font-name="Liberation Serif" fo:font-size="12pt" officeooo:paragraph-rsid="04ae7aad" style:font-size-asian="12pt" style:font-size-complex="12pt"/>
    </style:style>
    <style:style style:name="P7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Liberation Serif" fo:font-size="12pt" fo:font-weight="normal" officeooo:rsid="039d3c40" officeooo:paragraph-rsid="0443b593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" style:family="paragraph" style:parent-style-name="Heading_20_2">
      <style:text-properties style:font-name="Liberation Serif" fo:font-size="12pt" style:font-size-asian="12pt" style:font-size-complex="12pt"/>
    </style:style>
    <style:style style:name="P11" style:family="paragraph" style:parent-style-name="Heading_20_1">
      <style:text-properties fo:font-size="12pt" fo:language="en" fo:country="US" officeooo:paragraph-rsid="0112cdb6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officeooo:paragraph-rsid="04a435ee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officeooo:paragraph-rsid="0387abd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bb9d6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663ec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8d7e9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55e27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b5fd7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e898f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d4139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15266e" officeooo:paragraph-rsid="04a984f1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452824" officeooo:paragraph-rsid="018d7e9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de6d4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4bb9d6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e0697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f4f79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f77f89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4cdb87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4d0580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e715e1" officeooo:paragraph-rsid="04be221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e715e1" officeooo:paragraph-rsid="046a17a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e898f1" officeooo:paragraph-rsid="04c365f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7c6e50" officeooo:paragraph-rsid="047c6e5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7b2c4f" officeooo:paragraph-rsid="047b2c4f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f63597" officeooo:paragraph-rsid="03f6359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5819ba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b23de3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57cf7e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e3b5ae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c7cb39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ca5c00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15266e" officeooo:paragraph-rsid="0315266e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12c52d5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4b4b65f" officeooo:paragraph-rsid="04b4b65f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3516d9f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e715e1" officeooo:paragraph-rsid="03e715e1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e898f1" officeooo:paragraph-rsid="03e898f1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f5eab2" officeooo:paragraph-rsid="03f5eab2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f63597" officeooo:paragraph-rsid="03f63597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4b23de3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4b223d3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4b3c5f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4b4b65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4f41a0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de6d47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e06974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e898f1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f4f790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f63597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4cdb87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4d2522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e715e1" officeooo:paragraph-rsid="046a17a9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1663ec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4f75f2" officeooo:paragraph-rsid="04a984f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20719f" officeooo:paragraph-rsid="0320719f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3516d9f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261fa4a" officeooo:paragraph-rsid="046e6d7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4d4139c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4c92dd7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cdb87c" officeooo:paragraph-rsid="04cdb87c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d6385" officeooo:paragraph-rsid="03dd6385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d4139c" officeooo:paragraph-rsid="04d4139c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3f63597" officeooo:paragraph-rsid="03f63597" style:letter-kerning="true" style:font-size-asian="12pt" style:font-style-asian="normal" style:font-weight-asian="normal" style:font-size-complex="12pt" style:font-weight-complex="bold" style:text-emphasize="none"/>
    </style:style>
    <style:style style:name="P8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a5d76a" style:font-size-asian="12pt" style:font-weight-asian="bold" style:font-size-complex="12pt" style:font-weight-complex="bold"/>
    </style:style>
    <style:style style:name="P8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4cdb87c" style:font-size-asian="12pt" style:font-weight-asian="bold" style:font-size-complex="12pt" style:font-weight-complex="bold"/>
    </style:style>
    <style:style style:name="P8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4d0580f" style:font-size-asian="12pt" style:font-weight-asian="bold" style:font-size-complex="12pt" style:font-weight-complex="bold"/>
    </style:style>
    <style:style style:name="P8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18d7e9c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3f9ba5" style:font-size-asian="12pt" style:font-size-complex="12pt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88615f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88615f" officeooo:paragraph-rsid="0388615f" style:font-size-asian="12pt" style:font-size-complex="12pt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94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4b5fd78" style:font-size-asian="12pt" style:font-weight-asian="bold" style:font-size-complex="12pt" style:font-weight-complex="bold"/>
    </style:style>
    <style:style style:name="P95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4a984f1" style:font-size-asian="12pt" style:font-weight-asian="bold" style:font-size-complex="12pt" style:font-weight-complex="bold"/>
    </style:style>
    <style:style style:name="P96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4be2218" style:font-size-asian="12pt" style:font-weight-asian="bold" style:font-size-complex="12pt" style:font-weight-complex="bold"/>
    </style:style>
    <style:style style:name="P97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15266e" officeooo:paragraph-rsid="04a984f1" style:font-size-asian="12pt" style:font-weight-asian="bold" style:font-size-complex="12pt" style:font-weight-complex="bold"/>
    </style:style>
    <style:style style:name="P98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20719f" officeooo:paragraph-rsid="04b223d3" style:font-size-asian="12pt" style:font-weight-asian="bold" style:font-size-complex="12pt" style:font-weight-complex="bold"/>
    </style:style>
    <style:style style:name="P99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4d4139c" officeooo:paragraph-rsid="04d4139c" style:font-size-asian="12pt" style:font-weight-asian="bold" style:font-size-complex="12pt" style:font-weight-complex="bold"/>
    </style:style>
    <style:style style:name="P100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4cdb87c" officeooo:paragraph-rsid="04e75590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2" style:family="paragraph" style:parent-style-name="Preformatted_20_Text">
      <style:paragraph-properties fo:margin-left="0cm" fo:margin-right="0cm" fo:margin-top="0cm" fo:margin-bottom="0.097cm" loext:contextual-spacing="false" fo:line-height="100%" fo:text-indent="0cm" style:auto-text-indent="false"/>
      <style:text-properties style:font-name="Liberation Serif" fo:font-size="12pt" fo:font-weight="bold" officeooo:rsid="0315266e" officeooo:paragraph-rsid="04ab7b25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10f1a39" style:font-size-asian="12pt" style:font-size-complex="12pt"/>
    </style:style>
    <style:style style:name="P104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05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06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07" style:family="paragraph" style:parent-style-name="Standard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08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09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0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312e364" officeooo:paragraph-rsid="04a5d76a" style:font-size-asian="12pt" style:font-weight-asian="bold" style:font-size-complex="12pt" style:font-weight-complex="bold"/>
    </style:style>
    <style:style style:name="P111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4ae3048" officeooo:paragraph-rsid="04ae3048" style:font-size-asian="12pt" style:font-weight-asian="bold" style:font-size-complex="12pt" style:font-weight-complex="bold"/>
    </style:style>
    <style:style style:name="P112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paragraph-rsid="04ed504f" style:font-size-asian="12pt" style:font-weight-asian="bold" style:font-size-complex="12pt" style:font-weight-complex="bold"/>
    </style:style>
    <style:style style:name="P113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14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16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17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6354" officeooo:paragraph-rsid="001e6354" style:text-blinking="false" fo:background-color="transparent" style:font-size-asian="12pt" style:font-size-complex="12pt"/>
    </style:style>
    <style:style style:name="P118" style:family="paragraph" style:parent-style-name="Text_20_body">
      <style:paragraph-properties fo:margin-top="0cm" fo:margin-bottom="0.499cm" loext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19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20" style:family="paragraph" style:parent-style-name="Preformatted_20_Text">
      <style:text-properties style:font-name="Liberation Serif" fo:font-size="12pt" fo:font-weight="bold" officeooo:paragraph-rsid="04d0580f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22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312e364" officeooo:paragraph-rsid="044b3d50" style:font-size-asian="12pt" style:font-weight-asian="normal" style:font-size-complex="12pt" style:font-weight-complex="normal"/>
    </style:style>
    <style:style style:name="P123" style:family="paragraph" style:parent-style-name="Table_20_Contents" style:list-style-name="L4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24" style:family="paragraph" style:parent-style-name="Table_20_Contents" style:list-style-name="L4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25" style:family="paragraph" style:parent-style-name="Standard" style:list-style-name="L5">
      <style:paragraph-properties fo:margin-top="0cm" fo:margin-bottom="0cm" loext:contextual-spacing="true"/>
      <style:text-properties style:font-name="Liberation Serif" fo:font-size="12pt" officeooo:paragraph-rsid="0387abd8" style:font-size-asian="12pt" style:font-size-complex="12pt"/>
    </style:style>
    <style:style style:name="P126" style:family="paragraph" style:parent-style-name="Standard" style:list-style-name="L5">
      <style:paragraph-properties fo:margin-top="0cm" fo:margin-bottom="0cm" loext:contextual-spacing="true"/>
      <style:text-properties style:font-name="Liberation Serif" fo:font-size="12pt" fo:font-weight="normal" officeooo:rsid="03962af6" officeooo:paragraph-rsid="03962af6" style:font-size-asian="12pt" style:font-weight-asian="normal" style:font-size-complex="12pt" style:font-weight-complex="normal"/>
    </style:style>
    <style:style style:name="P127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28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129" style:family="paragraph" style:parent-style-name="Text_20_body" style:list-style-name="L8">
      <style:text-properties style:font-name="Liberation Serif" fo:font-size="12pt" style:font-size-asian="12pt" style:font-size-complex="12pt"/>
    </style:style>
    <style:style style:name="P130" style:family="paragraph" style:parent-style-name="Text_20_body" style:list-style-name="L10">
      <style:text-properties style:font-name="Liberation Serif" fo:font-size="12pt" style:font-size-asian="12pt" style:font-size-complex="12pt"/>
    </style:style>
    <style:style style:name="P131" style:family="paragraph" style:parent-style-name="Text_20_body" style:list-style-name="L10">
      <style:text-properties style:font-name="Liberation Serif" fo:font-size="12pt" officeooo:paragraph-rsid="04dbd738" style:font-size-asian="12pt" style:font-size-complex="12pt"/>
    </style:style>
    <style:style style:name="P132" style:family="paragraph" style:parent-style-name="Text_20_body" style:list-style-name="L9"/>
    <style:style style:name="P133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34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5" style:family="paragraph" style:parent-style-name="Text_20_body" style:list-style-name="L3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6" style:family="paragraph" style:parent-style-name="Text_20_body" style:list-style-name="L6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7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8" style:family="paragraph" style:parent-style-name="Text_20_body" style:list-style-name="L10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9" style:family="paragraph" style:parent-style-name="Text_20_body" style:list-style-name="L7">
      <style:paragraph-properties fo:margin-top="0cm" fo:margin-bottom="0cm" loext:contextual-spacing="false"/>
    </style:style>
    <style:style style:name="P140" style:family="paragraph" style:parent-style-name="Text_20_body" style:list-style-name="L9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39720d4" style:font-weight-asian="bold" style:font-weight-complex="bold"/>
    </style:style>
    <style:style style:name="T5" style:family="text">
      <style:text-properties fo:font-weight="bold" officeooo:rsid="031cd9ff" style:font-weight-asian="bold" style:font-weight-complex="bold"/>
    </style:style>
    <style:style style:name="T6" style:family="text">
      <style:text-properties fo:font-weight="bold" officeooo:rsid="04ae3048" style:font-weight-asian="bold" style:font-weight-complex="bold"/>
    </style:style>
    <style:style style:name="T7" style:family="text">
      <style:text-properties fo:font-weight="bold" officeooo:rsid="04b3c5f5" style:font-weight-asian="bold" style:font-weight-complex="bold"/>
    </style:style>
    <style:style style:name="T8" style:family="text">
      <style:text-properties fo:font-weight="bold" officeooo:rsid="04c87ad4" style:font-weight-asian="bold" style:font-weight-complex="bold"/>
    </style:style>
    <style:style style:name="T9" style:family="text">
      <style:text-properties fo:font-weight="bold" officeooo:rsid="04de6cc1" style:font-weight-asian="bold" style:font-weight-complex="bold"/>
    </style:style>
    <style:style style:name="T10" style:family="text">
      <style:text-properties fo:font-weight="bold" fo:background-color="#ffffff" loext:char-shading-value="0" style:font-weight-asian="bold" style:font-weight-complex="bold"/>
    </style:style>
    <style:style style:name="T11" style:family="text">
      <style:text-properties fo:font-weight="bold" officeooo:rsid="039047d2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49fc676" style:font-weight-asian="bold" style:font-weight-complex="bold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4b23de3" style:font-weight-asian="normal" style:font-weight-complex="normal"/>
    </style:style>
    <style:style style:name="T17" style:family="text">
      <style:text-properties style:font-name="Liberation Serif" officeooo:rsid="03412b1c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4dd3ef3" style:font-size-asian="12pt" style:font-size-complex="12pt"/>
    </style:style>
    <style:style style:name="T2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34dd9bd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4dd1bcc" style:font-size-asian="12pt" style:font-weight-asian="normal" style:font-size-complex="1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31cd9ff" style:font-weight-asian="normal" style:font-weight-complex="normal"/>
    </style:style>
    <style:style style:name="T25" style:family="text">
      <style:text-properties fo:background-color="#ffffff" loext:char-shading-value="0"/>
    </style:style>
    <style:style style:name="T26" style:family="text">
      <style:text-properties style:font-weight-asian="bold" style:font-weight-complex="bold"/>
    </style:style>
    <style:style style:name="T27" style:family="text">
      <style:text-properties fo:language="en" fo:country="US" fo:font-weight="bold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4deca74" style:font-weight-asian="bold" style:font-weight-complex="bold"/>
    </style:style>
    <style:style style:name="T30" style:family="text">
      <style:text-properties officeooo:rsid="007743e6"/>
    </style:style>
    <style:style style:name="T31" style:family="text">
      <style:text-properties officeooo:rsid="009ccf87"/>
    </style:style>
    <style:style style:name="T32" style:family="text">
      <style:text-properties officeooo:rsid="01c729e2"/>
    </style:style>
    <style:style style:name="T33" style:family="text">
      <style:text-properties officeooo:rsid="0263684f"/>
    </style:style>
    <style:style style:name="T34" style:family="text">
      <style:text-properties officeooo:rsid="0270a0db"/>
    </style:style>
    <style:style style:name="T35" style:family="text">
      <style:text-properties officeooo:rsid="02befdb2"/>
    </style:style>
    <style:style style:name="T36" style:family="text">
      <style:text-properties officeooo:rsid="0198a170"/>
    </style:style>
    <style:style style:name="T37" style:family="text">
      <style:text-properties officeooo:rsid="01a0b5ab"/>
    </style:style>
    <style:style style:name="T38" style:family="text">
      <style:text-properties officeooo:rsid="019f26e1"/>
    </style:style>
    <style:style style:name="T39" style:family="text">
      <style:text-properties officeooo:rsid="03898e7c"/>
    </style:style>
    <style:style style:name="T40" style:family="text">
      <style:text-properties officeooo:rsid="03d7ee3e"/>
    </style:style>
    <style:style style:name="T41" style:family="text">
      <style:text-properties officeooo:rsid="048204d4"/>
    </style:style>
    <style:style style:name="T42" style:family="text">
      <style:text-properties officeooo:rsid="04a1cd6e"/>
    </style:style>
    <style:style style:name="T43" style:family="text">
      <style:text-properties officeooo:rsid="04a435ee"/>
    </style:style>
    <style:style style:name="T44" style:family="text">
      <style:text-properties officeooo:rsid="04bc3cff"/>
    </style:style>
    <style:style style:name="T45" style:family="text">
      <style:text-properties officeooo:rsid="04be2218"/>
    </style:style>
    <style:style style:name="T46" style:family="text">
      <style:text-properties officeooo:rsid="00e883eb"/>
    </style:style>
    <style:style style:name="T47" style:family="text">
      <style:text-properties officeooo:rsid="04ca5c00"/>
    </style:style>
    <style:style style:name="T48" style:family="text">
      <style:text-properties officeooo:rsid="04cdb87c"/>
    </style:style>
    <style:style style:name="T49" style:family="text">
      <style:text-properties fo:font-style="italic"/>
    </style:style>
    <style:style style:name="T50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51" style:family="text">
      <style:text-properties fo:color="#000000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52" style:family="text">
      <style:text-properties officeooo:rsid="04f0c2d8"/>
    </style:style>
    <style:style style:name="T53" style:family="text">
      <style:text-properties officeooo:rsid="04f537ac"/>
    </style:style>
    <style:style style:name="T54" style:family="text">
      <style:text-properties officeooo:rsid="002d4cf0"/>
    </style:style>
    <style:style style:name="T55" style:family="text">
      <style:text-properties officeooo:rsid="002f4af5"/>
    </style:style>
    <style:style style:name="T56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 text:name="firstHeading"/><text:span text:style-name="T13">Python</text:span><text:span text:style-name="T12">/C2/</text:span><text:span text:style-name="T14">Sets</text:span><text:span text:style-name="T12">/English</text:span></text:h>
      <text:p text:style-name="P1"/>
      <text:section text:style-name="Sect1" text:name="bodyContent">
        <text:p text:style-name="P4"/>
        <text:section text:style-name="Sect1" text:name="contentSub">
          <text:p text:style-name="P4"><text:s/></text:p>
        </text:section>
      </text:section>
      <text:section text:style-name="Sect2" text:name="mw-content-text">
        <text:p text:style-name="P2"><text:span text:style-name="T1">Title of script</text:span>: <text:span text:style-name="T2"><text:s text:c="3"/></text:span><text:span text:style-name="T3"><text:s/></text:span><text:span text:style-name="T9">Sets</text:span></text:p>
        <text:p text:style-name="P3">Author: <text:span text:style-name="T31">Aditya Palaparthy</text:span></text:p>
        <text:p text:style-name="P4"><text:span text:style-name="T27">Keywords: </text:span><text:span text:style-name="T28">Python</text:span><text:span text:style-name="T27">, </text:span><text:span text:style-name="T28">IPython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7">Visual Cue</text:p>
            </table:table-cell>
            <table:table-cell table:style-name="Table1.A1" office:value-type="string">
              <text:p text:style-name="P87">Narration</text:p>
            </table:table-cell>
          </table:table-row>
          <table:table-row>
            <table:table-cell table:style-name="Table1.A1" office:value-type="string">
              <text:p text:style-name="P39">Show Slide </text:p>
              <text:p text:style-name="P4">containing title, name of the production team along with the logo of MHRD </text:p>
            </table:table-cell>
            <table:table-cell table:style-name="Table1.A1" office:value-type="string">
              <text:p text:style-name="P89">Hello Friends. Welcome to the tutorial on "<text:span text:style-name="T29">Sets</text:span>". </text:p>
            </table:table-cell>
          </table:table-row>
          <table:table-row>
            <table:table-cell table:style-name="Table1.A1" office:value-type="string">
              <text:p text:style-name="P42">Show Slide </text:p>
              <text:p text:style-name="P42"><text:span text:style-name="T35">O</text:span>bjectives </text:p>
              <text:p text:style-name="P88"/>
            </table:table-cell>
            <table:table-cell table:style-name="Table1.A1" office:value-type="string">
              <text:p text:style-name="P39">At the end of this tutorial, you will be able to, </text:p>
              <text:list xml:id="list1832195874484435533" text:style-name="L1">
                <text:list-header>
                  <text:p text:style-name="P133"><text:s/></text:p>
                </text:list-header>
                <text:list-item text:style-override="L2">
                  <text:p text:style-name="P134">Create <text:span text:style-name="T2">sets</text:span> from <text:span text:style-name="T2">lists</text:span>. </text:p>
                </text:list-item>
                <text:list-item text:style-override="L3">
                  <text:p text:style-name="P135">Perform <text:span text:style-name="T2">union</text:span>, <text:span text:style-name="T2">intersection</text:span> and <text:span text:style-name="T2">symmetric</text:span> <text:span text:style-name="T2">difference</text:span> <text:span text:style-name="T2">operations</text:span>. </text:p>
                </text:list-item>
                <text:list-item text:style-override="L3">
                  <text:p text:style-name="P135">Check if a <text:span text:style-name="T2">set</text:span> is a <text:span text:style-name="T2">subset</text:span> of other. </text:p>
                </text:list-item>
                <text:list-item text:style-override="L3">
                  <text:p text:style-name="P127">Understand various similarities with <text:span text:style-name="T2">lists</text:span> like <text:span text:style-name="T2">length</text:span> and <text:span text:style-name="T2">container-ship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88">Show Slide </text:p>
              <text:p text:style-name="P88">System <text:span text:style-name="T53">Specifications</text:span> </text:p>
            </table:table-cell>
            <table:table-cell table:style-name="Table1.A4" office:value-type="string">
              <text:p text:style-name="P88">To record this tutorial, I am using </text:p>
              <text:list xml:id="list4123056654675464044" text:style-name="L4">
                <text:list-item>
                  <text:p text:style-name="P123"><text:span text:style-name="T1">Ubuntu Linux 14.04</text:span> operating system</text:p>
                </text:list-item>
                <text:list-item>
                  <text:p text:style-name="P124"><text:span text:style-name="T26">Python</text:span> 2.7.6</text:p>
                </text:list-item>
                <text:list-item>
                  <text:p text:style-name="P123"><text:span text:style-name="T2">IPython</text:span><text:span text:style-name="T1"> </text:span><text:span text:style-name="T11">4</text:span><text:span text:style-name="T1">.0.0</text:span></text:p>
                </text:list-item>
              </text:list>
            </table:table-cell>
          </table:table-row>
          <table:table-row table:style-name="Table1.5">
            <table:table-cell table:style-name="Table1.A5" office:value-type="string">
              <text:p text:style-name="P90">Show Slide </text:p>
              <text:p text:style-name="P91">Pre-<text:span text:style-name="T39">r</text:span>equisites</text:p>
            </table:table-cell>
            <table:table-cell table:style-name="Table1.A5" office:value-type="string">
              <text:p text:style-name="P12">To <text:span text:style-name="T37">practise</text:span> this tutorial, <text:span text:style-name="T38">you </text:span>should know how to </text:p>
              <text:list xml:id="list5158266203971552041" text:style-name="L5">
                <text:list-item>
                  <text:p text:style-name="P125">run basic <text:span text:style-name="T2">Python </text:span>commands on the <text:span text:style-name="T2">ipython console</text:span></text:p>
                </text:list-item>
                <text:list-item>
                  <text:p text:style-name="P126"><text:span text:style-name="T42">use</text:span> <text:span text:style-name="T2">lists</text:span></text:p>
                </text:list-item>
              </text:list>
              <text:p text:style-name="P15"/>
              <text:p text:style-name="P13">If not, <text:span text:style-name="T36">see the pre-requisite</text:span> <text:span text:style-name="T2">Python </text:span>tutorials <text:span text:style-name="T36">on </text:span>this website.</text:p>
            </table:table-cell>
          </table:table-row>
          <table:table-row table:style-name="Table1.5">
            <table:table-cell table:style-name="Table1.A5" office:value-type="string">
              <text:p text:style-name="P90"/>
            </table:table-cell>
            <table:table-cell table:style-name="Table1.A5" office:value-type="string">
              <text:p text:style-name="P14"><text:span text:style-name="T2">Sets</text:span> are <text:span text:style-name="T2">data structures </text:span>which contain unique <text:span text:style-name="T2">elements</text:span>. </text:p>
              <text:p text:style-name="P14"><text:span text:style-name="T43">D</text:span>uplicates are not allowed in sets. </text:p>
            </table:table-cell>
          </table:table-row>
          <table:table-row table:style-name="Table1.5">
            <table:table-cell table:style-name="Table1.A5" office:value-type="string">
              <text:p text:style-name="P47">[Terminal]</text:p>
              <text:p text:style-name="P93"><text:span text:style-name="T2">ipytho</text:span><text:span text:style-name="T4">n</text:span></text:p>
            </table:table-cell>
            <table:table-cell table:style-name="Table1.A5" office:value-type="string">
              <text:p text:style-name="P121">Let us start <text:span text:style-name="T2">ipython</text:span> <text:s/></text:p>
              <text:p text:style-name="P121"/>
              <text:p text:style-name="P121"><text:span text:style-name="T30">O</text:span>pen the <text:span text:style-name="T2">terminal</text:span> and <text:span text:style-name="T32">T</text:span>ype <text:span text:style-name="T2">ipython </text:span></text:p>
            </table:table-cell>
          </table:table-row>
          <text:soft-page-break/>
          <table:table-row table:style-name="Table1.8">
            <table:table-cell table:style-name="Table1.A5" office:value-type="string">
              <text:p text:style-name="P48">[IPython Console]</text:p>
              <text:p text:style-name="P82"/>
              <text:p text:style-name="P82">a_list = [1, 2, 1, 4, 5, 6, 2] </text:p>
              <text:p text:style-name="P82">a = set(a_list)</text:p>
              <text:p text:style-name="P109">a</text:p>
            </table:table-cell>
            <table:table-cell table:style-name="Table1.A5" office:value-type="string">
              <text:p text:style-name="P8">Lets look at how to input <text:span text:style-name="T2">sets</text:span>. </text:p>
              <text:p text:style-name="P122">Type </text:p>
              <text:p text:style-name="P83">a_list = [1, 2, 1, 4, 5, 6, 2] </text:p>
              <text:p text:style-name="P83">a = set(a_list)</text:p>
              <text:p text:style-name="P110">a</text:p>
              <text:p text:style-name="P110"><text:span text:style-name="T23">We can see that duplicates are removed and the </text:span>set<text:span text:style-name="T23"> contains only unique </text:span>elements </text:p>
            </table:table-cell>
          </table:table-row>
          <table:table-row>
            <table:table-cell table:style-name="Table1.A1" office:value-type="string">
              <text:p text:style-name="P70">[IPython Console]</text:p>
              <text:p text:style-name="P70"/>
              <text:p text:style-name="P18">f = set([1, 2, 3, 5, 8]) </text:p>
              <text:p text:style-name="P95">p = set([2, 3, 5, 7])</text:p>
            </table:table-cell>
            <table:table-cell table:style-name="Table1.A1" office:value-type="string">
              <text:p text:style-name="P71"><text:span text:style-name="T25">Now let us perform some </text:span><text:span text:style-name="T10">operations</text:span><text:span text:style-name="T25"> on </text:span><text:span text:style-name="T10">sets</text:span><text:span text:style-name="T25">. </text:span></text:p>
              <text:p text:style-name="P71"><text:span text:style-name="T25">For this, we shall first create a pair of </text:span><text:span text:style-name="T10">sets.</text:span><text:span text:style-name="T25"> </text:span></text:p>
              <text:p text:style-name="P49"/>
              <text:p text:style-name="P49">Type</text:p>
              <text:p text:style-name="P24">f = set([1, 2, 3, 5, 8]) </text:p>
              <text:p text:style-name="P97">p = set([2, 3, 5, 7])</text:p>
              <text:p text:style-name="P102">f <text:span text:style-name="T23">is the </text:span>set<text:span text:style-name="T23"> of </text:span>fibonacci<text:span text:style-name="T23"> numbers from 1 to 10.</text:span></text:p>
              <text:p text:style-name="P102">p<text:span text:style-name="T23"> is the </text:span>set<text:span text:style-name="T23"> of </text:span>prime<text:span text:style-name="T23"> numbers from 1 to 10.</text:span> </text:p>
            </table:table-cell>
          </table:table-row>
          <table:table-row>
            <table:table-cell table:style-name="Table1.A4" office:value-type="string">
              <text:p text:style-name="P50">[IPython Console]</text:p>
              <text:p text:style-name="P50"/>
              <text:p text:style-name="P111">f | p</text:p>
            </table:table-cell>
            <table:table-cell table:style-name="Table1.A4" office:value-type="string">
              <text:p text:style-name="P5"><text:span text:style-name="T24">Various </text:span><text:span text:style-name="T5">operations</text:span><text:span text:style-name="T24"> can be performed on </text:span><text:span text:style-name="T5">sets</text:span><text:span text:style-name="T24">. </text:span></text:p>
              <text:p text:style-name="P5"><text:span text:style-name="T24">The</text:span><text:span text:style-name="T5"> | (pipe)</text:span><text:span text:style-name="T24"> character stands for </text:span><text:span text:style-name="T5">union</text:span><text:span text:style-name="T24"> </text:span></text:p>
              <text:p text:style-name="P6"><text:span text:style-name="T24">Type </text:span><text:span text:style-name="T6">f | p</text:span><text:span text:style-name="T5"> <text:s text:c="8"/></text:span></text:p>
              <text:p text:style-name="P6"><text:span text:style-name="T24">It gave the </text:span><text:span text:style-name="T5">union</text:span><text:span text:style-name="T24"> of </text:span><text:span text:style-name="T5">f </text:span><text:span text:style-name="T24">and</text:span><text:span text:style-name="T5"> p <text:s text:c="28"/></text:span></text:p>
            </table:table-cell>
          </table:table-row>
          <table:table-row>
            <table:table-cell table:style-name="Table1.A4" office:value-type="string">
              <text:p text:style-name="P86">[IPython Console]</text:p>
              <text:p text:style-name="P25"/>
              <text:p text:style-name="P19">f &amp; p </text:p>
            </table:table-cell>
            <table:table-cell table:style-name="Table1.A4" office:value-type="string">
              <text:p text:style-name="P43">The '<text:span text:style-name="T2">&amp;</text:span>' character stands for <text:span text:style-name="T2">intersection</text:span>. </text:p>
              <text:p text:style-name="P43"/>
              <text:p text:style-name="P72">Type </text:p>
              <text:p text:style-name="P98">f &amp; p <text:s text:c="4"/></text:p>
              <text:p text:style-name="P98"><text:span text:style-name="T23">It gave the </text:span>intersection<text:span text:style-name="T23"> of </text:span>f<text:span text:style-name="T23"> and </text:span>p.<text:span text:style-name="T23"> <text:s text:c="21"/></text:span><text:s text:c="24"/></text:p>
            </table:table-cell>
          </table:table-row>
          <table:table-row>
            <table:table-cell table:style-name="Table1.A4" office:value-type="string">
              <text:p text:style-name="P58">[Ipython <text:span text:style-name="T40">Console</text:span>]</text:p>
              <text:p text:style-name="P58"/>
              <text:p text:style-name="P58"><text:span text:style-name="T2">f - p</text:span> </text:p>
            </table:table-cell>
            <table:table-cell table:style-name="Table1.A4" office:value-type="string">
              <text:p text:style-name="P41"><text:span text:style-name="Teletype"><text:span text:style-name="T16">Type</text:span></text:span></text:p>
              <text:p text:style-name="P57"><text:span text:style-name="Teletype"><text:span text:style-name="T13">f - p</text:span></text:span><text:span text:style-name="Teletype"><text:span text:style-name="T12"> </text:span></text:span></text:p>
              <text:p text:style-name="P57"><text:span text:style-name="Teletype"><text:span text:style-name="T21"/></text:span></text:p>
              <text:p text:style-name="P40"><text:span text:style-name="Teletype"><text:span text:style-name="T15">similarly,</text:span></text:span><text:span text:style-name="Teletype"><text:span text:style-name="T13"> f - p</text:span></text:span><text:span text:style-name="Teletype"><text:span text:style-name="T15"> gives all the </text:span></text:span><text:span text:style-name="Teletype"><text:span text:style-name="T13">elements</text:span></text:span><text:span text:style-name="Teletype"><text:span text:style-name="T15"> that are in f but not in p. </text:span></text:span></text:p>
            </table:table-cell>
          </table:table-row>
          <table:table-row>
            <table:table-cell table:style-name="Table1.A4" office:value-type="string">
              <text:p text:style-name="P59">[Ipython <text:span text:style-name="T40">Console</text:span>]</text:p>
              <text:p text:style-name="P59"/>
              <text:p text:style-name="P59"><text:span text:style-name="T2">f </text:span><text:span text:style-name="T7">^</text:span><text:span text:style-name="T2"> p</text:span> </text:p>
            </table:table-cell>
            <table:table-cell table:style-name="Table1.A4" office:value-type="string">
              <text:p text:style-name="P51">Type</text:p>
              <text:p text:style-name="P60"><text:span text:style-name="T2">f </text:span><text:span text:style-name="T7">^</text:span><text:span text:style-name="T2"> p</text:span> </text:p>
              <text:p text:style-name="P41"/>
              <text:p text:style-name="P41"><text:span text:style-name="T2">f ^ p</text:span> gives all the <text:span text:style-name="T2">elements</text:span> in <text:span text:style-name="T2">f</text:span> <text:span text:style-name="T2">union</text:span> <text:span text:style-name="T2">p</text:span> but not in <text:span text:style-name="T2">f</text:span> <text:span text:style-name="T2">intersection</text:span> <text:span text:style-name="T2">p</text:span>. </text:p>
              <text:p text:style-name="P41">In mathematical terms, it gives the <text:span text:style-name="T2">symmetric difference</text:span>. </text:p>
            </table:table-cell>
          </table:table-row>
          <table:table-row>
            <table:table-cell table:style-name="Table1.A4" office:value-type="string">
              <text:p text:style-name="P61">[Ipython <text:span text:style-name="T40">Console</text:span>]</text:p>
              <text:p text:style-name="P61"/>
              <text:p text:style-name="P20">b = set([1, 2]) </text:p>
              <text:p text:style-name="P109">b &lt; f</text:p>
            </table:table-cell>
            <table:table-cell table:style-name="Table1.A4" office:value-type="string">
              <text:p text:style-name="P73"><text:span text:style-name="T2">Sets</text:span> also support checking of <text:span text:style-name="T2">subsets</text:span>. </text:p>
              <text:p text:style-name="P52"><text:span text:style-name="T23">Type</text:span><text:span text:style-name="T2"> </text:span></text:p>
              <text:p text:style-name="P21">b = set([1, 2]) </text:p>
              <text:p text:style-name="P94">b &lt; f</text:p>
              <text:p text:style-name="P94"><text:span text:style-name="T15">It gives a</text:span><text:span text:style-name="T12"> </text:span><text:span text:style-name="Teletype"><text:span text:style-name="T12">True</text:span></text:span><text:span text:style-name="T12"> </text:span><text:span text:style-name="T15">since </text:span><text:span text:style-name="T12">b</text:span><text:span text:style-name="T15"> is a proper </text:span><text:span text:style-name="T12">subset</text:span><text:span text:style-name="T15"> of </text:span><text:span text:style-name="T12">f. </text:span></text:p>
            </table:table-cell>
          </table:table-row>
          <text:soft-page-break/>
          <table:table-row>
            <table:table-cell table:style-name="Table1.A4" office:value-type="string">
              <text:p text:style-name="P62">[Ipython <text:span text:style-name="T40">Console</text:span>]</text:p>
              <text:p text:style-name="P26">f &lt; f </text:p>
            </table:table-cell>
            <table:table-cell table:style-name="Table1.A4" office:value-type="string">
              <text:p text:style-name="P79">Type </text:p>
              <text:p text:style-name="P27">f &lt; f</text:p>
              <text:p text:style-name="P17"><text:span text:style-name="T15">It gives a</text:span><text:span text:style-name="T12"> </text:span><text:span text:style-name="Teletype"><text:span text:style-name="T12">False</text:span></text:span><text:span text:style-name="T15"> since</text:span><text:span text:style-name="T12"> f </text:span><text:span text:style-name="T15">is not a proper</text:span><text:span text:style-name="T12"> subset.</text:span><text:span text:style-name="T17"> </text:span></text:p>
            </table:table-cell>
          </table:table-row>
          <table:table-row>
            <table:table-cell table:style-name="Table1.A4" office:value-type="string">
              <text:p text:style-name="P63">[Ipython <text:span text:style-name="T40">Console</text:span>]</text:p>
              <text:p text:style-name="P28"/>
              <text:p text:style-name="P33">for i in f: </text:p>
              <text:p text:style-name="P96"><text:s text:c="4"/>print i<text:span text:style-name="T52">&lt;f</text:span></text:p>
            </table:table-cell>
            <table:table-cell table:style-name="Table1.A4" office:value-type="string">
              <text:p text:style-name="P74"><text:span text:style-name="T44">T</text:span>he right way to do would be </text:p>
              <text:p text:style-name="P53">Type</text:p>
              <text:p text:style-name="P34">for i in f: </text:p>
              <text:p text:style-name="P109"><text:s text:c="4"/>print <text:span text:style-name="T45">i&lt;f</text:span></text:p>
              <text:p text:style-name="P69"><text:span text:style-name="T12">we get a </text:span><text:span text:style-name="Teletype"><text:span text:style-name="T13">True</text:span></text:span><text:span text:style-name="T12"> since every set is a </text:span><text:span text:style-name="T13">subset</text:span><text:span text:style-name="T12"> of itself. </text:span></text:p>
              <text:p text:style-name="P4"><text:span text:style-name="T2">Sets</text:span> can be iterated upon just like <text:span text:style-name="T2">lists</text:span> and <text:span text:style-name="T2">tuples</text:span>. </text:p>
            </table:table-cell>
          </table:table-row>
          <table:table-row>
            <table:table-cell table:style-name="Table1.A4" office:value-type="string">
              <text:p text:style-name="P64">[Ipython <text:span text:style-name="T40">Console</text:span>]</text:p>
              <text:p text:style-name="P64"/>
              <text:p text:style-name="P22">len(f) </text:p>
            </table:table-cell>
            <table:table-cell table:style-name="Table1.A4" office:value-type="string">
              <text:p text:style-name="P44"><text:span text:style-name="T23">The </text:span><text:span text:style-name="T2">length</text:span><text:span text:style-name="T23"> and </text:span><text:span text:style-name="T2">container-ship</text:span><text:span text:style-name="T23"> check on </text:span><text:span text:style-name="T2">sets</text:span><text:span text:style-name="T23"> is similar as in </text:span><text:span text:style-name="T2">lists</text:span><text:span text:style-name="T23"> and </text:span><text:span text:style-name="T2">tuples</text:span><text:span text:style-name="T23">. </text:span></text:p>
              <text:p text:style-name="P54">Type</text:p>
              <text:p text:style-name="P35">len(f) </text:p>
              <text:p text:style-name="P35"><text:span text:style-name="T23">It shows 5</text:span>. </text:p>
            </table:table-cell>
          </table:table-row>
          <table:table-row>
            <table:table-cell table:style-name="Table1.A4" office:value-type="string">
              <text:p text:style-name="P65">[Ipython <text:span text:style-name="T40">Console</text:span>]</text:p>
              <text:p text:style-name="P29"/>
              <text:p text:style-name="P36">1 in f</text:p>
              <text:p text:style-name="P109">2 in f</text:p>
            </table:table-cell>
            <table:table-cell table:style-name="Table1.A4" office:value-type="string">
              <text:p text:style-name="P55">Type</text:p>
              <text:p text:style-name="P37">1 in f</text:p>
              <text:p text:style-name="P109">2 in f</text:p>
              <text:p text:style-name="P108"><text:span text:style-name="T20">prints</text:span><text:span text:style-name="T18"> </text:span><text:span text:style-name="Teletype"><text:span text:style-name="T18">True</text:span></text:span><text:span text:style-name="T18"> and </text:span><text:span text:style-name="Teletype"><text:span text:style-name="T18">False</text:span></text:span><text:span text:style-name="T18"> </text:span><text:span text:style-name="T20">respectively</text:span><text:span text:style-name="T18"> </text:span></text:p>
            </table:table-cell>
          </table:table-row>
          <table:table-row>
            <table:table-cell table:style-name="Table1.A4" office:value-type="string">
              <text:p text:style-name="P66">[Ipython <text:span text:style-name="T40">Console</text:span>]</text:p>
              <text:p text:style-name="P38">5, "hello", 2.5 </text:p>
              <text:p text:style-name="P38"/>
              <text:p text:style-name="P81">Highlight the output </text:p>
            </table:table-cell>
            <table:table-cell table:style-name="Table1.A4" office:value-type="string">
              <text:p text:style-name="P56"><text:span text:style-name="T41">Now t</text:span>ype </text:p>
              <text:p text:style-name="P38">5, "hello", 2.5 </text:p>
              <text:p text:style-name="P38"><text:span text:style-name="T50">This is a </text:span><text:span text:style-name="T51">tuple</text:span><text:span text:style-name="T50"> with three </text:span><text:span text:style-name="T51">elements</text:span><text:span text:style-name="T50">.</text:span></text:p>
            </table:table-cell>
          </table:table-row>
          <table:table-row>
            <table:table-cell table:style-name="Table1.A4" office:value-type="string">
              <text:p text:style-name="P30"/>
            </table:table-cell>
            <table:table-cell table:style-name="Table1.A4" office:value-type="string">
              <text:p text:style-name="P45"><text:span text:style-name="T8">S</text:span><text:span text:style-name="T2">ets</text:span> do not support <text:span text:style-name="T2">indexing</text:span>. </text:p>
              <text:p text:style-name="P45">Hence, <text:span text:style-name="T2">slicing</text:span> and <text:span text:style-name="T2">striding</text:span> are not valid on <text:span text:style-name="T2">sets</text:span>. </text:p>
            </table:table-cell>
          </table:table-row>
          <table:table-row>
            <table:table-cell table:style-name="Table1.A4" office:value-type="string">
              <text:p text:style-name="P46">Show Slide </text:p>
              <text:p text:style-name="P46"><text:span text:style-name="T47">Exercise</text:span> 1 </text:p>
            </table:table-cell>
            <table:table-cell table:style-name="Table1.A4" office:value-type="string">
              <text:p text:style-name="P77">Pause the video. <text:span text:style-name="T46">Try</text:span> this exercise and then resume the video</text:p>
              <text:p text:style-name="P77"/>
              <text:p text:style-name="P75">Given a list of marks, marks = [20, 23, 22, 23, 20, 21, 23] </text:p>
              <text:p text:style-name="P7">list all the duplicates </text:p>
            </table:table-cell>
          </table:table-row>
          <table:table-row>
            <table:table-cell table:style-name="Table1.A4" office:value-type="string">
              <text:p text:style-name="P67"><text:span text:style-name="T48">[</text:span>Ipython <text:span text:style-name="T40">Console</text:span>]</text:p>
              <text:p text:style-name="P31">marks = [20, 23, 22, 23, 20, 21, 23] </text:p>
              <text:p text:style-name="P31"/>
              <text:p text:style-name="P84">marks_set = set(marks)</text:p>
              <text:p text:style-name="P119">for mark in marks_set:</text:p>
              <text:p text:style-name="P112"><text:s text:c="4"/>marks.remove(mark)</text:p>
            </table:table-cell>
            <table:table-cell table:style-name="Table1.A4" office:value-type="string">
              <text:p text:style-name="P78">Switch to the terminal for solution</text:p>
              <text:p text:style-name="P78">Type</text:p>
              <text:p text:style-name="P32">marks = [20, 23, 22, 23, 20, 21, 23] </text:p>
              <text:p text:style-name="P32"/>
              <text:p text:style-name="P85">marks_set = set(marks)</text:p>
              <text:p text:style-name="P120">for mark in marks_set:</text:p>
              <text:p text:style-name="P100"><text:s text:c="4"/>marks.remove(mark)</text:p>
            </table:table-cell>
          </table:table-row>
          <table:table-row>
            <table:table-cell table:style-name="Table1.A4" office:value-type="string">
              <text:p text:style-name="P68"><text:span text:style-name="T48">[</text:span>Ipython <text:span text:style-name="T40">Console</text:span>]</text:p>
              <text:p text:style-name="P16"/>
              <text:p text:style-name="P16">duplicates = set(marks) </text:p>
              <text:p text:style-name="P109">duplicates</text:p>
            </table:table-cell>
            <table:table-cell table:style-name="Table1.A4" office:value-type="string">
              <text:p text:style-name="P80">Type</text:p>
              <text:p text:style-name="P23">duplicates = set(marks) </text:p>
              <text:p text:style-name="P99">duplicates</text:p>
              <text:p text:style-name="P23"><text:span text:style-name="T23">We are now left with only duplicates in the </text:span>list <text:span text:style-name="Teletype"><text:span text:style-name="T12">marks.</text:span></text:span><text:span text:style-name="T23"> </text:span></text:p>
              <text:p text:style-name="P76">Hence, We obtained our required solution </text:p>
            </table:table-cell>
          </table:table-row>
          <table:table-row>
            <table:table-cell table:style-name="Table1.A4" office:value-type="string">
              <text:p text:style-name="P39">Show Slide</text:p>
              <text:p text:style-name="P4">Summary slide </text:p>
              <text:p text:style-name="P39"/>
            </table:table-cell>
            <table:table-cell table:style-name="Table1.A4" office:value-type="string">
              <text:p text:style-name="P16"><text:span text:style-name="T23">This brings us to the end of this tutorial. In this tutorial, we have learnt to,</text:span> </text:p>
              <text:p text:style-name="P16"/>
              <text:list xml:id="list7366179246212002440" text:style-name="L6">
                <text:list-item>
                  <text:p text:style-name="P128">Make <text:span text:style-name="T2">sets</text:span> from <text:span text:style-name="T2">lists</text:span>. </text:p>
                </text:list-item>
                <text:list-item>
                  <text:p text:style-name="P136">Perform <text:span text:style-name="T2">union</text:span>, <text:span text:style-name="T2">intersection</text:span> and <text:span text:style-name="T2">symmetric</text:span> <text:span text:style-name="T2">difference</text:span> <text:soft-page-break/>operations by using the operators <text:span text:style-name="T49">|</text:span>, <text:span text:style-name="T49">&amp;</text:span> and <text:span text:style-name="T49">^</text:span> respectively. </text:p>
                </text:list-item>
                <text:list-item>
                  <text:p text:style-name="P136">Check if a set is a subset of other using the <text:span text:style-name="T49">&lt;</text:span> and <text:span text:style-name="T49">&lt;=</text:span> operators. </text:p>
                </text:list-item>
                <text:list-item>
                  <text:p text:style-name="P128">Understand various similarities with lists like length and containership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75">Show Slide</text:p>
              <text:p text:style-name="P4"><text:span text:style-name="T34">Evaluation</text:span> </text:p>
              <text:p text:style-name="P92"/>
            </table:table-cell>
            <table:table-cell table:style-name="Table1.A4" office:value-type="string">
              <text:p text:style-name="P39">Here are some self assessment questions for you to solve </text:p>
              <text:p text:style-name="P39"/>
              <text:list xml:id="list5224913573773845208" text:style-name="L7">
                <text:list-item>
                  <text:p text:style-name="P139"><text:span text:style-name="T18">If </text:span><text:span text:style-name="Teletype"><text:span text:style-name="T18">a = [1, 1, 2, 3, 3, 5, 5, 8]</text:span></text:span><text:span text:style-name="T18">. What is set(a) </text:span></text:p>
                  <text:list text:style-name="L8">
                    <text:list-item>
                      <text:p text:style-name="P137">set([1, 1, 2, 3, 3, 5, 5, 8]) </text:p>
                    </text:list-item>
                    <text:list-item>
                      <text:p text:style-name="P137">set([1, 2, 3, 5, 8]) </text:p>
                    </text:list-item>
                    <text:list-item>
                      <text:p text:style-name="P137">set([1, 2, 3, 3, 5, 5]) </text:p>
                    </text:list-item>
                    <text:list-item>
                      <text:p text:style-name="P129">Error </text:p>
                    </text:list-item>
                  </text:list>
                </text:list-item>
                <text:list-item text:style-override="L9">
                  <text:p text:style-name="P140"><text:span text:style-name="Teletype"><text:span text:style-name="T22">Given </text:span></text:span><text:span text:style-name="Teletype"><text:span text:style-name="T20">odd = set([1, 3, 5, 7, 9])</text:span></text:span><text:span text:style-name="T20"> and </text:span><text:span text:style-name="Teletype"><text:span text:style-name="T20">squares = set([1, 4, 9, 16])</text:span></text:span><text:span text:style-name="T20">.</text:span><text:span text:style-name="T18"><text:line-break/>How do you find the symmetric difference of these two sets? </text:span></text:p>
                </text:list-item>
                <text:list-item text:style-override="L9">
                  <text:p text:style-name="P132"><text:span text:style-name="Teletype"><text:span text:style-name="T19">If </text:span></text:span><text:span text:style-name="Teletype"><text:span text:style-name="T18">a</text:span></text:span><text:span text:style-name="T18"> is a set. how do you check if a variable </text:span><text:span text:style-name="Teletype"><text:span text:style-name="T18">b</text:span></text:span><text:span text:style-name="T18"> exists in </text:span><text:span text:style-name="Teletype"><text:span text:style-name="T18">a</text:span></text:span><text:span text:style-name="T18">? 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9">Show Slide</text:p>
              <text:p text:style-name="P4">Solutions </text:p>
              <text:p text:style-name="P88"/>
            </table:table-cell>
            <table:table-cell table:style-name="Table1.A4" office:value-type="string">
              <text:p text:style-name="P103"><text:span text:style-name="T23">And the answers,</text:span><text:span text:style-name="T2"> </text:span></text:p>
              <text:list xml:id="list1249511265030895184" text:style-name="L10">
                <text:list-item>
                  <text:p text:style-name="P138">set(a) will have all the common elements in the list <text:span text:style-name="Teletype"><text:span text:style-name="T12">a</text:span></text:span>, that is <text:span text:style-name="Teletype"><text:span text:style-name="T12">set([1, 2, 3, 5, 8])</text:span></text:span>. </text:p>
                </text:list-item>
                <text:list-item>
                  <text:p text:style-name="P131">To find the symmetric difference between two sets, we use the operator <text:span text:style-name="T49">^</text:span>. </text:p>
                  <text:p text:style-name="P131">odd ^ squares</text:p>
                </text:list-item>
                <text:list-item>
                  <text:p text:style-name="P130">To check the container-ship, we say, </text:p>
                </text:list-item>
              </text:list>
              <text:p text:style-name="P113"><text:s text:c="20"/>b in a</text:p>
            </table:table-cell>
          </table:table-row>
          <table:table-row>
            <table:table-cell table:style-name="Table1.A5" office:value-type="string">
              <text:p text:style-name="P104">Show Slide</text:p>
              <text:p text:style-name="P104">Forum </text:p>
            </table:table-cell>
            <table:table-cell table:style-name="Table1.A5" office:value-type="string">
              <text:p text:style-name="P114">Please post your <text:span text:style-name="T56">timed </text:span>queries <text:span text:style-name="T56">i</text:span>n this forum.</text:p>
            </table:table-cell>
          </table:table-row>
          <table:table-row>
            <table:table-cell table:style-name="Table1.A5" office:value-type="string">
              <text:p text:style-name="P105">Show Slide</text:p>
              <text:p text:style-name="P105"><text:span text:style-name="T33">Fossee </text:span>Forum </text:p>
            </table:table-cell>
            <table:table-cell table:style-name="Table1.A5" office:value-type="string">
              <text:p text:style-name="P115"><text:span text:style-name="T56">Please post your general queries</text:span> <text:span text:style-name="T54">on</text:span> Python <text:span text:style-name="T56">in</text:span> this <text:span text:style-name="T55">forum</text:span>.</text:p>
            </table:table-cell>
          </table:table-row>
          <table:table-row>
            <table:table-cell table:style-name="Table1.A5" office:value-type="string">
              <text:p text:style-name="P104">Show Slide </text:p>
              <text:p text:style-name="P104">Textbook Companion </text:p>
            </table:table-cell>
            <table:table-cell table:style-name="Table1.A5" office:value-type="string">
              <text:p text:style-name="P116">FOSSEE team coordinates <text:span text:style-name="T56">the </text:span>TBC project.</text:p>
            </table:table-cell>
          </table:table-row>
          <table:table-row table:style-name="Table1.30">
            <table:table-cell table:style-name="Table1.A5" office:value-type="string">
              <text:p text:style-name="P104">Show Slide</text:p>
              <text:p text:style-name="P104">Acknowledgement </text:p>
            </table:table-cell>
            <table:table-cell table:style-name="Table1.A5" office:value-type="string">
              <text:p text:style-name="P117">Spoken Tutorial Project is funded by NMEICT, MHRD, Govt. of India.</text:p>
              <text:p text:style-name="P9">For more details, visit this website.</text:p>
            </table:table-cell>
          </table:table-row>
          <text:soft-page-break/>
          <table:table-row table:style-name="Table1.30">
            <table:table-cell table:style-name="Table1.A5" office:value-type="string">
              <text:p text:style-name="P106">Show Slide</text:p>
              <text:p text:style-name="P106">Thank You</text:p>
            </table:table-cell>
            <table:table-cell table:style-name="Table1.A5" office:value-type="string">
              <text:p text:style-name="P107"/>
              <text:p text:style-name="P101">This is _________ from IIT Bombay <text:s/>signing off.</text:p>
              <text:p text:style-name="P118">Thank you.</text:p>
              <text:p text:style-name="P115"/>
            </table:table-cell>
          </table:table-row>
        </table:table>
        <text:section text:style-name="Sect1" text:name="ContributionCredits">
          <text:h text:style-name="P10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1:00:37.960000000</dc:date>
    <meta:editing-duration>P1DT10H41S</meta:editing-duration>
    <meta:editing-cycles>1571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5" meta:paragraph-count="188" meta:word-count="963" meta:character-count="5106" meta:non-whitespace-character-count="4119"/>
  </office:meta>
</office:document-meta>
</file>